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8.61cm" svg:height="11.313cm" svg:x="2.191cm" svg:y="0.118cm"><text:p/></draw:rect><draw:rect text:anchor-type="paragraph" draw:z-index="1" draw:style-name="gr2" draw:text-style-name="P1" svg:width="6.494cm" svg:height="0.996cm" svg:x="2.529cm" svg:y="0.644cm"><text:p/></draw:rect><draw:rect text:anchor-type="paragraph" draw:z-index="2" draw:style-name="gr2" draw:text-style-name="P1" svg:width="0.491cm" svg:height="2.493cm" svg:x="2.582cm" svg:y="3.769cm"><text:p/></draw:rect><draw:rect text:anchor-type="paragraph" draw:z-index="3" draw:style-name="gr2" draw:text-style-name="P1" svg:width="1.999cm" svg:height="1.001cm" svg:x="3.522cm" svg:y="1.639cm"><text:p/></draw:rect><draw:rect text:anchor-type="paragraph" draw:z-index="4" draw:style-name="gr2" draw:text-style-name="P1" svg:width="0.99cm" svg:height="0.491cm" svg:x="5.987cm" svg:y="9.978cm"><text:p/></draw:rect><draw:rect text:anchor-type="paragraph" draw:z-index="5" draw:style-name="gr2" draw:text-style-name="P1" svg:width="0.99cm" svg:height="0.491cm" svg:x="4.561cm" svg:y="10.673cm"><text:p/></draw:rect><draw:rect text:anchor-type="paragraph" draw:z-index="6" draw:style-name="gr2" draw:text-style-name="P1" svg:width="0.99cm" svg:height="0.491cm" svg:x="2.582cm" svg:y="8.714cm"><text:p/></draw:rect><draw:rect text:anchor-type="paragraph" draw:z-index="7" draw:style-name="gr2" draw:text-style-name="P1" svg:width="0.99cm" svg:height="0.491cm" svg:x="2.582cm" svg:y="9.694cm"><text:p/></draw:rect><draw:rect text:anchor-type="paragraph" draw:z-index="8" draw:style-name="gr2" draw:text-style-name="P1" svg:width="0.99cm" svg:height="0.491cm" svg:x="2.582cm" svg:y="7.733cm"><text:p/></draw:rect><draw:rect text:anchor-type="paragraph" draw:z-index="9" draw:style-name="gr2" draw:text-style-name="P1" svg:width="0.99cm" svg:height="0.491cm" svg:x="2.582cm" svg:y="6.752cm"><text:p/></draw:rect><draw:rect text:anchor-type="paragraph" draw:z-index="10" draw:style-name="gr2" draw:text-style-name="P1" svg:width="0.99cm" svg:height="0.491cm" svg:x="4.561cm" svg:y="9.693cm"><text:p/></draw:rect><draw:rect text:anchor-type="paragraph" draw:z-index="11" draw:style-name="gr2" draw:text-style-name="P1" svg:width="0.99cm" svg:height="0.491cm" svg:x="4.561cm" svg:y="8.712cm"><text:p/></draw:rect><draw:rect text:anchor-type="paragraph" draw:z-index="12" draw:style-name="gr2" draw:text-style-name="P1" svg:width="0.99cm" svg:height="0.491cm" svg:x="9.529cm" svg:y="2.12cm"><text:p/></draw:rect><draw:rect text:anchor-type="paragraph" draw:z-index="13" draw:style-name="gr2" draw:text-style-name="P1" svg:width="0.99cm" svg:height="0.491cm" svg:x="2.582cm" svg:y="10.675cm"><text:p/></draw:rect><draw:rect text:anchor-type="paragraph" draw:z-index="14" draw:style-name="gr2" draw:text-style-name="P1" svg:width="0.99cm" svg:height="0.491cm" svg:x="5.987cm" svg:y="8.998cm"><text:p/></draw:rect><draw:rect text:anchor-type="paragraph" draw:z-index="15" draw:style-name="gr2" draw:text-style-name="P1" svg:width="0.99cm" svg:height="0.491cm" svg:x="5.987cm" svg:y="8.017cm"><text:p/></draw:rect><draw:rect text:anchor-type="paragraph" draw:z-index="16" draw:style-name="gr2" draw:text-style-name="P1" svg:width="0.99cm" svg:height="0.491cm" svg:x="5.987cm" svg:y="7.036cm"><text:p/></draw:rect><draw:rect text:anchor-type="paragraph" draw:z-index="17" draw:style-name="gr2" draw:text-style-name="P1" svg:width="0.99cm" svg:height="0.491cm" svg:x="5.987cm" svg:y="6.055cm"><text:p/></draw:rect><draw:rect text:anchor-type="paragraph" draw:z-index="18" draw:style-name="gr2" draw:text-style-name="P1" svg:width="0.99cm" svg:height="0.491cm" svg:x="5.987cm" svg:y="5.075cm"><text:p/></draw:rect><draw:rect text:anchor-type="paragraph" draw:z-index="19" draw:style-name="gr2" draw:text-style-name="P1" svg:width="0.99cm" svg:height="0.491cm" svg:x="9.529cm" svg:y="3.101cm"><text:p/></draw:rect><draw:rect text:anchor-type="paragraph" draw:z-index="20" draw:style-name="gr2" draw:text-style-name="P1" svg:width="0.99cm" svg:height="0.491cm" svg:x="5.987cm" svg:y="4.094cm"><text:p/></draw:rect><draw:rect text:anchor-type="paragraph" draw:z-index="21" draw:style-name="gr2" draw:text-style-name="P1" svg:width="0.47cm" svg:height="0.964cm" svg:x="7.99cm" svg:y="10.467cm"><text:p/></draw:rect><draw:rect text:anchor-type="paragraph" draw:z-index="22" draw:style-name="gr2" draw:text-style-name="P1" svg:width="0.488cm" svg:height="6.383cm" svg:x="7.952cm" svg:y="3.604cm"><text:p/></draw:rect><draw:rect text:anchor-type="paragraph" draw:z-index="23" draw:style-name="gr2" draw:text-style-name="P1" svg:width="0.491cm" svg:height="2.493cm" svg:x="9.114cm" svg:y="8.553cm"><text:p/></draw:rect><draw:rect text:anchor-type="paragraph" draw:z-index="24" draw:style-name="gr2" draw:text-style-name="P1" svg:width="0.488cm" svg:height="0.225cm" svg:x="10.068cm" svg:y="11.001cm"><text:p/></draw:rect><draw:rect text:anchor-type="paragraph" draw:z-index="25" draw:style-name="gr2" draw:text-style-name="P1" svg:width="0.488cm" svg:height="0.225cm" svg:x="10.068cm" svg:y="10.777cm"><text:p/></draw:rect><draw:rect text:anchor-type="paragraph" draw:z-index="26" draw:style-name="gr2" draw:text-style-name="P1" svg:width="0.488cm" svg:height="0.225cm" svg:x="10.068cm" svg:y="10.553cm"><text:p/></draw:rect><draw:rect text:anchor-type="paragraph" draw:z-index="27" draw:style-name="gr2" draw:text-style-name="P1" svg:width="0.488cm" svg:height="0.225cm" svg:x="10.068cm" svg:y="10.329cm"><text:p/></draw:rect><draw:rect text:anchor-type="paragraph" draw:z-index="28" draw:style-name="gr2" draw:text-style-name="P1" svg:width="0.488cm" svg:height="0.225cm" svg:x="10.068cm" svg:y="10.105cm"><text:p/></draw:rect><draw:rect text:anchor-type="paragraph" draw:z-index="29" draw:style-name="gr2" draw:text-style-name="P1" svg:width="0.488cm" svg:height="0.225cm" svg:x="10.068cm" svg:y="9.881cm"><text:p/></draw:rect><draw:rect text:anchor-type="paragraph" draw:z-index="30" draw:style-name="gr2" draw:text-style-name="P1" svg:width="0.488cm" svg:height="0.225cm" svg:x="10.068cm" svg:y="9.657cm"><text:p/></draw:rect><draw:rect text:anchor-type="paragraph" draw:z-index="31" draw:style-name="gr2" draw:text-style-name="P1" svg:width="0.488cm" svg:height="0.225cm" svg:x="10.068cm" svg:y="9.433cm"><text:p/></draw:rect><draw:rect text:anchor-type="paragraph" draw:z-index="32" draw:style-name="gr2" draw:text-style-name="P1" svg:width="0.488cm" svg:height="0.225cm" svg:x="10.068cm" svg:y="9.209cm"><text:p/></draw:rect><draw:rect text:anchor-type="paragraph" draw:z-index="33" draw:style-name="gr2" draw:text-style-name="P1" svg:width="0.488cm" svg:height="0.225cm" svg:x="10.068cm" svg:y="8.985cm"><text:p/></draw:rect><draw:rect text:anchor-type="paragraph" draw:z-index="34" draw:style-name="gr2" draw:text-style-name="P1" svg:width="0.488cm" svg:height="0.225cm" svg:x="10.068cm" svg:y="8.761cm"><text:p/></draw:rect><draw:rect text:anchor-type="paragraph" draw:z-index="35" draw:style-name="gr2" draw:text-style-name="P1" svg:width="0.488cm" svg:height="0.225cm" svg:x="10.068cm" svg:y="8.537cm"><text:p/></draw:rect><draw:rect text:anchor-type="paragraph" draw:z-index="36" draw:style-name="gr2" draw:text-style-name="P1" svg:width="0.488cm" svg:height="0.225cm" svg:x="10.068cm" svg:y="8.313cm"><text:p/></draw:rect><draw:rect text:anchor-type="paragraph" draw:z-index="37" draw:style-name="gr2" draw:text-style-name="P1" svg:width="0.488cm" svg:height="0.225cm" svg:x="10.068cm" svg:y="8.089cm"><text:p/></draw:rect><draw:rect text:anchor-type="paragraph" draw:z-index="38" draw:style-name="gr2" draw:text-style-name="P1" svg:width="0.488cm" svg:height="0.225cm" svg:x="10.068cm" svg:y="7.865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1.2$Windows_x86 LibreOffice_project/7e4286b58adc75a14f6d83f53a03b6c11fa2903</meta:generator>
    <dc:date>2013-12-13T13:37:18.002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